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Quicksand" svg:font-family="Quicksand"/>
    <style:font-face style:name="Source Code Pro" svg:font-family="'Source Code Pro', 'Liberation Mono', 'Courier New', Courier, monospace"/>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aaaaaa" style:font-name="Source Code Pro" fo:font-size="9pt" fo:letter-spacing="normal" fo:font-style="normal" fo:font-weight="normal" loext:padding="0in" loext:border="none"/>
    </style:style>
    <style:style style:name="P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44444" style:font-name="Source Code Pro" fo:font-size="9pt" fo:letter-spacing="normal" fo:font-style="normal" fo:font-weight="normal" fo:background-color="#fffcd3" loext:padding="0in" loext:border="none"/>
    </style:style>
    <style:style style:name="P3" style:family="paragraph" style:parent-style-name="Text_20_body">
      <style:paragraph-properties fo:line-height="115%"/>
      <style:text-properties fo:font-variant="normal" fo:text-transform="none" fo:color="#000000" style:text-line-through-style="none" style:text-line-through-type="none" style:font-name="Times New Roman" fo:font-size="13pt" fo:font-style="normal" style:text-underline-style="none" fo:font-weight="normal" officeooo:paragraph-rsid="0011420f" style:text-blinking="false" fo:background-color="transparent"/>
    </style:style>
    <style:style style:name="P4" style:family="paragraph" style:parent-style-name="Text_20_body">
      <style:paragraph-properties fo:line-height="115%"/>
    </style:style>
    <style:style style:name="P5" style:family="paragraph" style:parent-style-name="Text_20_body">
      <style:paragraph-properties fo:margin-top="0.1665in" fo:margin-bottom="0in" loext:contextual-spacing="false" fo:line-height="115%"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6" style:family="paragraph" style:parent-style-name="Text_20_body">
      <style:paragraph-properties fo:margin-top="0.1665in" fo:margin-bottom="0in" loext:contextual-spacing="false" fo:line-height="115%"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11a6bf" style:text-blinking="false" fo:background-color="transparent"/>
    </style:style>
    <style:style style:name="P7" style:family="paragraph" style:parent-style-name="Text_20_body">
      <style:paragraph-properties fo:margin-top="0.1665in" fo:margin-bottom="0in" loext:contextual-spacing="false" fo:line-height="115%" style:writing-mode="lr-tb"/>
      <style:text-properties fo:font-variant="normal" fo:text-transform="none" fo:color="#555555" style:text-line-through-style="none" style:text-line-through-type="none" style:font-name="Times New Roman" fo:font-size="13pt" fo:font-style="normal" style:text-underline-style="none" fo:font-weight="bold" style:text-blinking="false" fo:background-color="#ffffff"/>
    </style:style>
    <style:style style:name="P8" style:family="paragraph" style:parent-style-name="Text_20_body">
      <style:paragraph-properties fo:margin-top="0.1665in" fo:margin-bottom="0in" loext:contextual-spacing="false" fo:line-height="115%" style:writing-mode="lr-tb"/>
      <style:text-properties fo:font-weight="normal"/>
    </style:style>
    <style:style style:name="P9" style:family="paragraph" style:parent-style-name="Text_20_body">
      <style:paragraph-properties fo:margin-top="0.1665in" fo:margin-bottom="0in" loext:contextual-spacing="false" fo:line-height="115%" style:writing-mode="lr-tb"/>
      <style:text-properties fo:font-weight="normal" officeooo:paragraph-rsid="0014a1d4"/>
    </style:style>
    <style:style style:name="P10" style:family="paragraph" style:parent-style-name="Text_20_body">
      <style:paragraph-properties fo:margin-top="0.1665in" fo:margin-bottom="0in" loext:contextual-spacing="false" fo:line-height="115%" style:writing-mode="lr-tb"/>
      <style:text-properties fo:color="#1b1b1b" fo:font-weight="normal" officeooo:rsid="0014a1d4" officeooo:paragraph-rsid="0014a1d4" fo:background-color="transparent"/>
    </style:style>
    <style:style style:name="P11" style:family="paragraph" style:parent-style-name="Text_20_body">
      <style:paragraph-properties fo:margin-top="0.1665in" fo:margin-bottom="0in" loext:contextual-spacing="false" fo:line-height="115%" style:writing-mode="lr-tb"/>
      <style:text-properties fo:color="#1b1b1b" fo:background-color="transparent"/>
    </style:style>
    <style:style style:name="P12" style:family="paragraph" style:parent-style-name="Text_20_body">
      <style:paragraph-properties fo:margin-top="0in" fo:margin-bottom="0in" loext:contextual-spacing="false" fo:line-height="115%" style:writing-mode="lr-tb"/>
      <style:text-properties fo:font-variant="normal" fo:text-transform="none" fo:color="#555555" style:text-line-through-style="none" style:text-line-through-type="none" style:text-underline-style="none" style:text-blinking="false" fo:background-color="#ffffff"/>
    </style:style>
    <style:style style:name="P13" style:family="paragraph" style:parent-style-name="Text_20_body">
      <loext:graphic-properties draw:fill="solid" draw:fill-color="#ffffff" draw:opacity="100%"/>
      <style:paragraph-properties fo:margin-top="0in" fo:margin-bottom="0in" loext:contextual-spacing="false" fo:line-height="115%" fo:background-color="#ffffff" fo:padding="0in" fo:border="none" style:writing-mode="lr-tb"/>
      <style:text-properties fo:font-weight="normal"/>
    </style:style>
    <style:style style:name="P14" style:family="paragraph" style:parent-style-name="Text_20_body">
      <loext:graphic-properties draw:fill="solid" draw:fill-color="#ffffff" draw:opacity="100%"/>
      <style:paragraph-properties fo:margin-top="0in" fo:margin-bottom="0in" loext:contextual-spacing="false" fo:line-height="115%" fo:background-color="#ffffff" fo:padding="0in" fo:border="none" style:writing-mode="lr-tb"/>
      <style:text-properties fo:color="#000000" fo:background-color="transparent"/>
    </style:style>
    <style:style style:name="P15" style:family="paragraph" style:parent-style-name="Text_20_body">
      <loext:graphic-properties draw:fill="solid" draw:fill-color="#ffffff" draw:opacity="100%"/>
      <style:paragraph-properties fo:margin-top="0in" fo:margin-bottom="0in" loext:contextual-spacing="false" fo:line-height="115%" fo:background-color="#ffffff" fo:padding="0in" fo:border="none" style:writing-mode="lr-tb"/>
      <style:text-properties fo:color="#000000" officeooo:rsid="0014a1d4" officeooo:paragraph-rsid="0014a1d4" fo:background-color="transparent"/>
    </style:style>
    <style:style style:name="P16" style:family="paragraph" style:parent-style-name="Text_20_body">
      <loext:graphic-properties draw:fill="solid" draw:fill-color="#ffffff" draw:opacity="100%"/>
      <style:paragraph-properties fo:margin-top="0in" fo:margin-bottom="0in" loext:contextual-spacing="false" fo:line-height="115%" fo:background-color="#ffffff" fo:padding="0in" fo:border="none" style:writing-mode="lr-tb"/>
      <style:text-properties fo:color="#000000" fo:font-weight="normal" officeooo:rsid="0014a1d4" officeooo:paragraph-rsid="0014a1d4" fo:background-color="transparent"/>
    </style:style>
    <style:style style:name="P17" style:family="paragraph" style:parent-style-name="Text_20_body">
      <loext:graphic-properties draw:fill="solid" draw:fill-color="#ffffff" draw:opacity="100%"/>
      <style:paragraph-properties fo:margin-top="0in" fo:margin-bottom="0in" loext:contextual-spacing="false" fo:line-height="115%" fo:background-color="#ffffff" fo:padding="0in" fo:border="none" style:writing-mode="lr-tb"/>
    </style:style>
    <style:style style:name="P18" style:family="paragraph" style:parent-style-name="Text_20_body">
      <style:paragraph-properties fo:margin-left="0.5in" fo:margin-right="0in" fo:margin-top="0in" fo:margin-bottom="0in" loext:contextual-spacing="false" fo:line-height="115%" fo:text-indent="0in" style:auto-text-indent="false" style:writing-mode="lr-tb"/>
      <style:text-properties fo:font-variant="normal" fo:text-transform="none" fo:color="#000000" style:text-line-through-style="none" style:text-line-through-type="none" style:text-underline-style="none" style:text-blinking="false" fo:background-color="#ffffff"/>
    </style:style>
    <style:style style:name="P19" style:family="paragraph" style:parent-style-name="Text_20_body">
      <style:paragraph-properties fo:margin-left="0.5in" fo:margin-right="0in" fo:margin-top="0in" fo:margin-bottom="0in" loext:contextual-spacing="false" fo:line-height="115%"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ffffff"/>
    </style:style>
    <style:style style:name="P20" style:family="paragraph" style:parent-style-name="Text_20_body">
      <style:paragraph-properties fo:margin-left="0.5in" fo:margin-right="0in" fo:margin-top="0.1665in" fo:margin-bottom="0in" loext:contextual-spacing="false" fo:line-height="115%"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ffffff"/>
    </style:style>
    <style:style style:name="P21" style:family="paragraph" style:parent-style-name="Text_20_body">
      <style:paragraph-properties fo:margin-left="0.5in" fo:margin-right="0in" fo:margin-top="0.1665in" fo:margin-bottom="0in" loext:contextual-spacing="false" fo:line-height="115%" fo:text-indent="0in" style:auto-text-indent="false" style:writing-mode="lr-tb"/>
    </style:style>
    <style:style style:name="P22" style:family="paragraph" style:parent-style-name="Text_20_body">
      <style:paragraph-properties fo:margin-top="0.1665in" fo:margin-bottom="0.0972in" loext:contextual-spacing="false" fo:line-height="115%" style:writing-mode="lr-tb"/>
      <style:text-properties fo:font-variant="normal" fo:text-transform="none" fo:color="#111111" style:text-line-through-style="none" style:text-line-through-type="none" style:font-name="Times New Roman" fo:font-size="13pt" fo:font-style="normal" style:text-underline-style="none" fo:font-weight="normal" style:text-blinking="false" fo:background-color="transparent"/>
    </style:style>
    <style:style style:name="P23" style:family="paragraph" style:parent-style-name="Text_20_body">
      <style:paragraph-properties fo:margin-top="0.1665in" fo:margin-bottom="0.0972in" loext:contextual-spacing="false" fo:line-height="115%" style:writing-mode="lr-tb"/>
      <style:text-properties fo:font-variant="normal" fo:text-transform="none" fo:color="#111111" style:text-line-through-style="none" style:text-line-through-type="none" style:font-name="Times New Roman" fo:font-size="13pt" fo:font-style="normal" style:text-underline-style="none" fo:font-weight="normal" officeooo:paragraph-rsid="00130e8a" style:text-blinking="false" fo:background-color="transparent"/>
    </style:style>
    <style:style style:name="P24" style:family="paragraph" style:parent-style-name="Text_20_body">
      <style:paragraph-properties fo:margin-top="0.1665in" fo:margin-bottom="0.0972in" loext:contextual-spacing="false" fo:line-height="115%"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25" style:family="paragraph" style:parent-style-name="Text_20_body">
      <style:paragraph-properties fo:margin-top="0.1665in" fo:margin-bottom="0.0972in" loext:contextual-spacing="false" fo:line-height="115%" style:writing-mode="lr-tb"/>
      <style:text-properties fo:font-weight="normal"/>
    </style:style>
    <style:style style:name="P26" style:family="paragraph" style:parent-style-name="Text_20_body">
      <style:paragraph-properties fo:margin-top="0.1665in" fo:margin-bottom="0.0972in" loext:contextual-spacing="false" fo:line-height="115%" style:writing-mode="lr-tb"/>
      <style:text-properties officeooo:paragraph-rsid="00130e8a"/>
    </style:style>
    <style:style style:name="P27" style:family="paragraph" style:parent-style-name="Text_20_body" style:list-style-name="L2">
      <loext:graphic-properties draw:fill="none" draw:fill-color="#ffffff"/>
      <style:paragraph-properties fo:margin-top="0.1665in" fo:margin-bottom="0.1665in" loext:contextual-spacing="false" fo:line-height="115%" fo:background-color="transparent" style:writing-mode="lr-tb"/>
      <style:text-properties fo:font-variant="normal" fo:text-transform="none" fo:color="#111111" style:text-line-through-style="none" style:text-line-through-type="none" style:font-name="Times New Roman" fo:font-size="13pt" fo:font-style="normal" style:text-underline-style="none" fo:font-weight="normal" style:text-blinking="false" fo:background-color="transparent"/>
    </style:style>
    <style:style style:name="T1" style:family="text">
      <style:text-properties fo:font-variant="normal" fo:text-transform="none" fo:color="#111111" style:text-line-through-style="none" style:text-line-through-type="none" style:font-name="Times New Roman" fo:font-size="13pt" fo:font-style="normal" style:text-underline-style="none" fo:font-weight="normal" style:text-blinking="false" fo:background-color="transparent" loext:char-shading-value="0"/>
    </style:style>
    <style:style style:name="T2" style:family="text">
      <style:text-properties fo:font-variant="normal" fo:text-transform="none" fo:color="#111111" style:text-line-through-style="none" style:text-line-through-type="none" style:font-name="Times New Roman" fo:font-size="13pt" fo:font-style="normal" style:text-underline-style="none" style:text-blinking="false" fo:background-color="transparent" loext:char-shading-value="0"/>
    </style:style>
    <style:style style:name="T3" style:family="text">
      <style:text-properties fo:font-variant="normal" fo:text-transform="none" fo:color="#111111" style:text-line-through-style="none" style:text-line-through-type="none" style:font-name="Times New Roman" fo:font-size="13pt" fo:font-style="italic" style:text-underline-style="none" style:text-blinking="false" fo:background-color="transparent" loext:char-shading-value="0"/>
    </style:style>
    <style:style style:name="T4" style:family="text">
      <style:text-properties fo:font-variant="normal" fo:text-transform="none" fo:color="#111111"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3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3pt" fo:font-style="normal" style:text-underline-style="none" style:text-blinking="false" fo:background-color="#ffffff" loext:char-shading-value="0"/>
    </style:style>
    <style:style style:name="T12" style:family="text">
      <style:text-properties fo:font-variant="normal" fo:text-transform="none" fo:color="#286491" style:text-line-through-style="none" style:text-line-through-type="none" style:font-name="Times New Roman" fo:font-size="13pt" fo:font-style="normal" style:text-underline-style="none" fo:font-weight="bold" style:text-blinking="false" fo:background-color="transparent" loext:char-shading-value="0"/>
    </style:style>
    <style:style style:name="T13" style:family="text">
      <style:text-properties fo:font-variant="normal" fo:text-transform="none" fo:color="#286491" style:text-line-through-style="none" style:text-line-through-type="none" style:font-name="Times New Roman" fo:font-size="13pt" fo:font-style="normal" style:text-underline-style="none" fo:font-weight="bold" style:text-blinking="false" fo:background-color="#ffffff" loext:char-shading-value="0"/>
    </style:style>
    <style:style style:name="T14" style:family="text">
      <style:text-properties fo:font-variant="normal" fo:text-transform="none" fo:color="#0086b3" style:text-line-through-style="none" style:text-line-through-type="none" style:font-name="Times New Roman" fo:font-size="13pt" fo:font-style="normal" style:text-underline-style="none" style:text-blinking="false" fo:background-color="transparent" loext:char-shading-value="0"/>
    </style:style>
    <style:style style:name="T15" style:family="text">
      <style:text-properties fo:font-variant="normal" fo:text-transform="none" fo:color="#0086b3" style:text-line-through-style="none" style:text-line-through-type="none" style:font-name="Times New Roman" fo:font-size="13pt" fo:font-style="normal" style:text-underline-style="none" style:text-blinking="false" fo:background-color="#fffcd3" loext:char-shading-value="0"/>
    </style:style>
    <style:style style:name="T16" style:family="text">
      <style:text-properties fo:font-variant="normal" fo:text-transform="none" fo:color="#0086b3" style:text-line-through-style="none" style:text-line-through-type="none" style:font-name="Times New Roman" fo:font-size="13pt" fo:font-style="normal" style:text-underline-style="none" style:text-blinking="false" fo:background-color="#ffffff" loext:char-shading-value="0"/>
    </style:style>
    <style:style style:name="T17" style:family="text">
      <style:text-properties fo:font-variant="normal" fo:text-transform="none" fo:color="#0086b3" style:text-line-through-style="none" style:text-line-through-type="none" style:font-name="Times New Roman" fo:font-size="13pt" fo:font-style="normal" style:text-underline-style="none" fo:font-weight="normal" style:text-blinking="false" fo:background-color="transparent" loext:char-shading-value="0"/>
    </style:style>
    <style:style style:name="T18" style:family="text">
      <style:text-properties fo:font-variant="normal" fo:text-transform="none" fo:color="#0086b3" style:text-line-through-style="none" style:text-line-through-type="none" style:font-name="Times New Roman" fo:font-size="13pt" fo:font-style="normal" style:text-underline-style="none" fo:font-weight="normal" style:text-blinking="false" fo:background-color="#fffcd3" loext:char-shading-value="0"/>
    </style:style>
    <style:style style:name="T19" style:family="text">
      <style:text-properties fo:font-variant="normal" fo:text-transform="none" fo:color="#777777" style:text-line-through-style="none" style:text-line-through-type="none" style:font-name="Times New Roman" fo:font-size="13pt" fo:font-style="normal" style:text-underline-style="none" style:text-blinking="false" fo:background-color="transparent" loext:char-shading-value="0"/>
    </style:style>
    <style:style style:name="T20" style:family="text">
      <style:text-properties fo:font-variant="normal" fo:text-transform="none" fo:color="#777777" style:text-line-through-style="none" style:text-line-through-type="none" style:font-name="Times New Roman" fo:font-size="13pt" fo:font-style="normal" style:text-underline-style="none" style:text-blinking="false" fo:background-color="#fffcd3" loext:char-shading-value="0"/>
    </style:style>
    <style:style style:name="T21" style:family="text">
      <style:text-properties fo:font-variant="normal" fo:text-transform="none" fo:color="#777777" style:text-line-through-style="none" style:text-line-through-type="none" style:font-name="Times New Roman" fo:font-size="13pt" fo:font-style="normal" style:text-underline-style="none" style:text-blinking="false" fo:background-color="#ffffff" loext:char-shading-value="0"/>
    </style:style>
    <style:style style:name="T22" style:family="text">
      <style:text-properties fo:font-variant="normal" fo:text-transform="none" fo:color="#777777" style:text-line-through-style="none" style:text-line-through-type="none" style:font-name="Times New Roman" fo:font-size="13pt" fo:font-style="normal" style:text-underline-style="none" fo:font-weight="normal" style:text-blinking="false" fo:background-color="transparent" loext:char-shading-value="0"/>
    </style:style>
    <style:style style:name="T23" style:family="text">
      <style:text-properties fo:font-variant="normal" fo:text-transform="none" fo:color="#777777" style:text-line-through-style="none" style:text-line-through-type="none" style:font-name="Times New Roman" fo:font-size="13pt" fo:font-style="normal" style:text-underline-style="none" fo:font-weight="normal" style:text-blinking="false" fo:background-color="#fffcd3" loext:char-shading-value="0"/>
    </style:style>
    <style:style style:name="T24" style:family="text">
      <style:text-properties fo:font-variant="normal" fo:text-transform="none" fo:color="#009999" style:text-line-through-style="none" style:text-line-through-type="none" style:font-name="Times New Roman" fo:font-size="13pt" fo:font-style="normal" style:text-underline-style="none" style:text-blinking="false" fo:background-color="transparent" loext:char-shading-value="0"/>
    </style:style>
    <style:style style:name="T25" style:family="text">
      <style:text-properties fo:font-variant="normal" fo:text-transform="none" fo:color="#009999" style:text-line-through-style="none" style:text-line-through-type="none" style:font-name="Times New Roman" fo:font-size="13pt" fo:font-style="normal" style:text-underline-style="none" style:text-blinking="false" fo:background-color="#ffffff" loext:char-shading-value="0"/>
    </style:style>
    <style:style style:name="T26" style:family="text">
      <style:text-properties fo:font-variant="normal" fo:text-transform="none" fo:color="#9999aa" style:text-line-through-style="none" style:text-line-through-type="none" style:font-name="Times New Roman" fo:font-size="13pt" fo:font-style="normal" style:text-underline-style="none" style:text-blinking="false" fo:background-color="transparent" loext:char-shading-value="0"/>
    </style:style>
    <style:style style:name="T27" style:family="text">
      <style:text-properties fo:font-variant="normal" fo:text-transform="none" fo:color="#9999aa"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34068a" style:text-line-through-style="none" style:text-line-through-type="none" style:font-name="Times New Roman" fo:font-size="13pt" fo:font-style="normal" style:text-underline-style="none" fo:font-weight="bold" style:text-blinking="false" fo:background-color="transparent" loext:char-shading-value="0"/>
    </style:style>
    <style:style style:name="T29" style:family="text">
      <style:text-properties fo:font-variant="normal" fo:text-transform="none" fo:color="#34068a" style:text-line-through-style="none" style:text-line-through-type="none" style:font-name="Times New Roman" fo:font-size="13pt" fo:font-style="normal" style:text-underline-style="none" fo:font-weight="bold" style:text-blinking="false" fo:background-color="#ffffff" loext:char-shading-value="0"/>
    </style:style>
    <style:style style:name="T30" style:family="text">
      <style:text-properties fo:font-variant="normal" fo:text-transform="none" fo:color="#34068a" style:text-line-through-style="none" style:text-line-through-type="none" style:font-name="Times New Roman" fo:font-size="13pt" fo:font-style="normal" style:text-underline-style="none" fo:font-weight="normal" officeooo:rsid="0014a1d4" style:text-blinking="false"/>
    </style:style>
    <style:style style:name="T31" style:family="text">
      <style:text-properties fo:font-variant="normal" fo:text-transform="none" fo:color="#4da0d2" style:text-line-through-style="none" style:text-line-through-type="none" style:font-name="Times New Roman" fo:font-size="13pt" fo:font-style="normal" style:text-underline-style="none" style:text-blinking="false" fo:background-color="#f0f0f0" loext:char-shading-value="0"/>
    </style:style>
    <style:style style:name="T32" style:family="text">
      <style:text-properties fo:font-variant="normal" fo:text-transform="none" style:text-line-through-style="none" style:text-line-through-type="none" style:font-name="Times New Roman" fo:font-size="13pt" fo:font-style="normal" style:text-underline-style="none" fo:font-weight="bold" style:text-blinking="false"/>
    </style:style>
    <style:style style:name="T33" style:family="text">
      <style:text-properties fo:font-variant="normal" fo:text-transform="none" style:text-line-through-style="none" style:text-line-through-type="none" style:font-name="Times New Roman" fo:font-size="13pt" fo:font-style="normal" style:text-underline-style="none" fo:font-weight="normal" style:text-blinking="false"/>
    </style:style>
    <style:style style:name="T34" style:family="text">
      <style:text-properties fo:font-variant="normal" fo:text-transform="none" style:text-line-through-style="none" style:text-line-through-type="none" style:font-name="Times New Roman" fo:font-size="13pt" fo:font-style="normal" style:text-underline-style="none" fo:font-weight="normal" officeooo:rsid="0014a1d4" style:text-blinking="false"/>
    </style:style>
    <style:style style:name="T35" style:family="text">
      <style:text-properties fo:font-variant="normal" fo:text-transform="none" style:text-line-through-style="none" style:text-line-through-type="none" style:font-name="Times New Roman" fo:font-size="13pt" fo:font-style="normal" style:text-underline-style="none" fo:font-weight="normal" style:text-blinking="false" fo:background-color="#fffcd3" loext:char-shading-value="0"/>
    </style:style>
    <style:style style:name="T36" style:family="text">
      <style:text-properties fo:font-variant="normal" fo:text-transform="none" style:text-line-through-style="none" style:text-line-through-type="none" style:font-name="Times New Roman" fo:font-size="13pt" fo:font-style="normal" style:text-underline-style="none" style:text-blinking="false"/>
    </style:style>
    <style:style style:name="T37" style:family="text">
      <style:text-properties fo:font-variant="normal" fo:text-transform="none" style:text-line-through-style="none" style:text-line-through-type="none" style:font-name="Times New Roman" fo:font-size="13pt" fo:font-style="normal" style:text-underline-style="none" style:text-blinking="false" fo:background-color="#ffffff" loext:char-shading-value="0"/>
    </style:style>
    <style:style style:name="T38" style:family="text">
      <style:text-properties fo:font-variant="normal" fo:text-transform="none" style:text-line-through-style="none" style:text-line-through-type="none" style:text-underline-style="none" style:text-blinking="false"/>
    </style:style>
    <style:style style:name="T39" style:family="text">
      <style:text-properties fo:font-variant="normal" fo:text-transform="none" style:text-line-through-style="none" style:text-line-through-type="none" style:text-underline-style="none" fo:font-weight="normal" style:text-blinking="false"/>
    </style:style>
    <style:style style:name="T40" style:family="text">
      <style:text-properties fo:font-size="12pt" fo:letter-spacing="normal" loext:padding="0in" loext:border="none"/>
    </style:style>
    <style:style style:name="T41" style:family="text">
      <style:text-properties officeooo:rsid="0011a6bf"/>
    </style:style>
    <style:style style:name="T42" style:family="text">
      <style:text-properties style:font-name="Times New Roman" fo:font-size="13pt" fo:font-style="normal" fo:font-weight="normal"/>
    </style:style>
    <style:style style:name="T43" style:family="text">
      <style:text-properties fo:color="#000000"/>
    </style:style>
    <style:style style:name="T44" style:family="text">
      <style:text-properties fo:color="#000000" style:font-name="Times New Roman" fo:font-size="13pt" fo:font-style="normal" fo:font-weight="normal"/>
    </style:style>
    <style:style style:name="T45" style:family="text">
      <style:text-properties fo:color="#000000" style:font-name="inherit"/>
    </style:style>
    <style:style style:name="T46" style:family="text">
      <style:text-properties fo:color="#000000" style:text-line-through-style="none" style:text-line-through-type="none" style:font-name="inherit" fo:font-size="13pt" style:text-underline-style="none" style:text-blinking="false"/>
    </style:style>
    <style:style style:name="T47" style:family="text">
      <style:text-properties fo:font-weight="bold" style:font-weight-asian="bold" style:font-weight-complex="bold"/>
    </style:style>
    <style:style style:name="T48" style:family="text">
      <style:text-properties officeooo:rsid="00130e8a"/>
    </style:style>
    <style:style style:name="T49" style:family="text">
      <style:text-properties fo:color="#286491" style:font-name="inherit" fo:font-weight="bold"/>
    </style:style>
    <style:style style:name="T50" style:family="text">
      <style:text-properties fo:color="#0086b3" style:font-name="inherit"/>
    </style:style>
    <style:style style:name="T51" style:family="text">
      <style:text-properties fo:color="#0086b3" style:text-line-through-style="none" style:text-line-through-type="none" style:font-name="inherit" fo:font-size="13pt" style:text-underline-style="none" style:text-blinking="false"/>
    </style:style>
    <style:style style:name="T52" style:family="text">
      <style:text-properties fo:color="#777777" style:font-name="inherit"/>
    </style:style>
    <style:style style:name="T53" style:family="text">
      <style:text-properties fo:color="#777777" style:text-line-through-style="none" style:text-line-through-type="none" style:font-name="inherit" fo:font-size="13pt" style:text-underline-style="none" style:text-blinking="false"/>
    </style:style>
    <style:style style:name="T54" style:family="text">
      <style:text-properties fo:color="#009999" style:font-name="inherit"/>
    </style:style>
    <style:style style:name="T55" style:family="text">
      <style:text-properties fo:color="#34068a" style:font-name="inherit" fo:font-weight="bold"/>
    </style:style>
    <style:style style:name="T56" style:family="text">
      <style:text-properties fo:color="#4da0d2" style:font-name="inherit" fo:background-color="#f0f0f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b12787ac-7fff-8aed-0ff4-3ba3b3a2bd73"/><text:span text:style-name="T40">BÁO CÁO BÀI TẬP LỚN</text:span></text:p>
      <text:p text:style-name="P5">Môn: Nhập môn trí tuệ nhân tạo</text:p>
      <text:p text:style-name="P4"/>
      <text:p text:style-name="P5">Đề bài nghiên cứu: Tạo AI cho game con rắn với BFS</text:p>
      <text:p text:style-name="P4"/>
      <text:p text:style-name="P5">I. Giới thiệu về đề tài và thuật toán.</text:p>
      <text:p text:style-name="P6"><text:tab/><text:span text:style-name="T41">BFS là tìm kiếm các nút của một mức không gian bài toán trước khi chuyển xang các nút tiếp theo. Kỹ thuật bắt đầu từ mức thứ nhất của bài toán, nếu không thấy lời giải tại mức này có thể chuyển xác các nút khác để tiếp tục,… đến khi có được kết quả. </text:span></text:p>
      <text:p text:style-name="P6"><text:tab/><text:span text:style-name="T47">Ưu điểm:</text:span></text:p>
      <text:p text:style-name="P6"><text:span text:style-name="T41"><text:tab/>- Kỹ thuật này vét cạn không gian của bài toán vì vậy sẽ tìm được kết quả bài toán nếu có, đường đi tìm được đi qua ít đỉnh nhất. </text:span></text:p>
      <text:p text:style-name="P7"><text:bookmark text:name="docs-internal-guid-bcc15b53-7fff-5875-ef0e-cdc019effa74"/><text:tab/>Nhược điểm</text:p>
      <text:p text:style-name="P12"><text:span text:style-name="T42"><text:tab/><text:tab/></text:span><text:bookmark text:name="docs-internal-guid-10e960fc-7fff-dc87-fa35-92cc670a64b7"/><text:span text:style-name="T44">– Tìm kiếm lời giải theo thuật toán đã định trước, do vậy tìm kiếm một cách máy móc; khi không có thông tin hỗ trợ cho quá trình tìm kiếm, không nhận ra ngay lời giải.</text:span></text:p>
      <text:p text:style-name="P18">– <text:span text:style-name="T42">Không phù hợp với không gian bài toán kích thước lớn. Đối với loại bài toán này, phương pháp tìm rộng đối mặt với các nhu cầu:</text:span></text:p>
      <text:p text:style-name="P19">+ Cần nhiều bộ nhớ theo số nút cần lưu trữ.</text:p>
      <text:p text:style-name="P20">+ Cần nhiều công sức xử lý các nút, nhất là khi các nhánh cây dài, số nút tăng.</text:p>
      <text:p text:style-name="P19">+ Dễ thực hiện các thao tác không thích hợp, thừa, đưa đến việc tăng đáng kể số nút phải xử lý.</text:p>
      <text:p text:style-name="P18">– <text:span text:style-name="T42">Không hiệu quả nếu lời giải ở sâu. Phương pháp này không phù hợp cho trường hợp có nhiều đường dẫn đến kết quả nhưng đều sâu.</text:span></text:p>
      <text:p text:style-name="P21"><text:span text:style-name="T5">– </text:span><text:span text:style-name="T8">Giao tiếp với người dùng không thân thiện. Do duyệt qua tất cả các nút, việc tìm kiếm không tập trung vào một chủ đề.</text:span></text:p>
      <text:p text:style-name="P26"><text:bookmark text:name="docs-internal-guid-d98d3510-7fff-f037-3bc3-27e0e8fe9796"/><text:span text:style-name="T1"><text:tab/>Với BFS, ta có thể dễ dàng tìm được đường đi ngắn nhất giữa đầu con rắn và thức ăn. Khi mới bắt đầu trò chơi, đó là tất cả những gì ta cần, nhưng khi con rắn ngày một dài ra, nó cần phải có năng lực điều khiển thân của mình để tránh trường hợp “cái thân làm tội cái đầu”. Chúng ta có thể trang bị năng lực này cho con rắn thông qua một nhận xét quan trọng: Miễn là tồn tại đường đi từ đầu rắn đến đuôi rắn, về cơ bản con rắn có thể đi tiếp.</text:span></text:p>
      <text:p text:style-name="P23"><text:bookmark text:name="docs-internal-guid-94dd87da-7fff-dd8f-8136-b8634d3d1720"/><text:soft-page-break/><text:span text:style-name="T48">II. <text:s/>Xây dựng game.</text:span></text:p>
      <text:list xml:id="list1996006978" text:style-name="L2">
        <text:list-item>
          <text:p text:style-name="P27">Cài đặt môi trường.</text:p>
        </text:list-item>
      </text:list>
      <text:p text:style-name="P22"><text:tab/>pip install pygame</text:p>
      <text:p text:style-name="P24"><text:tab/>Thư viện này sẽ giúp giảm tải rất nhiều trong việc xử lý đồ hoạ, âm thanh, phần cứng và chỉ tập trung vào logic của game.</text:p>
      <text:p text:style-name="P24">2. Tạo cửa sổ trò chơi.</text:p>
      <text:p text:style-name="P25"><text:span text:style-name="T2"><text:tab/>Để tạo cửa sổ sử dụng Pygame, ta sử dụng hàm </text:span><text:span text:style-name="T3">display.set_mode()</text:span><text:span text:style-name="T4"> </text:span><text:span text:style-name="T2">của thư viện này. Ở đầu và cuối đoạn code, ta cần sử dụng </text:span><text:span text:style-name="T3">init()</text:span><text:span text:style-name="T4"> </text:span><text:span text:style-name="T2">và </text:span><text:span text:style-name="T3">quit()</text:span><text:span text:style-name="T4"> </text:span><text:span text:style-name="T2">để khởi tạo và kết thúc môi trường. Hàm </text:span><text:span text:style-name="T3">update()</text:span><text:span text:style-name="T4"> </text:span><text:span text:style-name="T2">là hàm quan trọng sử dụng để cập nhật mọi thay đổi trên cửa sổ.</text:span></text:p>
      <text:p text:style-name="P25"><text:span text:style-name="T12"><text:tab/>import</text:span><text:span text:style-name="T6"> </text:span><text:span text:style-name="T10">pygame</text:span></text:p>
      <text:p text:style-name="P8"><text:span text:style-name="T10"><text:tab/>pygame.</text:span><text:span text:style-name="T14">init</text:span><text:span text:style-name="T19">()</text:span></text:p>
      <text:p text:style-name="P8"><text:span text:style-name="T10"><text:tab/>dis=pygame.display.</text:span><text:span text:style-name="T14">set_mode</text:span><text:span text:style-name="T19">((</text:span><text:span text:style-name="T24">400</text:span><text:span text:style-name="T10">,</text:span><text:span text:style-name="T24">300</text:span><text:span text:style-name="T19">))</text:span><text:span text:style-name="T27"> </text:span><text:span text:style-name="T26">#kích thước 400x300</text:span></text:p>
      <text:p text:style-name="P8"><text:span text:style-name="T10"><text:tab/>pygame.display.</text:span><text:span text:style-name="T14">update</text:span><text:span text:style-name="T19">()</text:span></text:p>
      <text:p text:style-name="P8"><text:span text:style-name="T10"><text:tab/>pygame.</text:span><text:span text:style-name="T14">quit</text:span><text:span text:style-name="T19">()</text:span></text:p>
      <text:p text:style-name="P8"><text:span text:style-name="T15"><text:tab/>quit</text:span><text:span text:style-name="T20">()</text:span></text:p>
      <text:p text:style-name="P4"/>
      <text:p text:style-name="P13"><text:span text:style-name="T10"><text:tab/>game_over=</text:span><text:span text:style-name="T28">False</text:span><text:span text:style-name="T27"> </text:span><text:span text:style-name="T26">#Biến đánh dấu sự kiện kết thúc game</text:span></text:p>
      <text:p text:style-name="P13"><text:span text:style-name="T12"><text:tab/>while</text:span><text:span text:style-name="T6"> </text:span><text:span text:style-name="T31">not</text:span><text:span text:style-name="T6"> </text:span><text:span text:style-name="T10">game_over:</text:span></text:p>
      <text:p text:style-name="P17"><text:span text:style-name="T6"><text:tab/> <text:s text:c="6"/></text:span><text:span text:style-name="T12">for</text:span><text:span text:style-name="T7"> </text:span><text:span text:style-name="T9">event </text:span><text:span text:style-name="T12">in</text:span><text:span text:style-name="T7"> </text:span><text:span text:style-name="T9">pygame.event.</text:span><text:span text:style-name="T17">get</text:span><text:span text:style-name="T22">()</text:span><text:span text:style-name="T9">:</text:span></text:p>
      <text:p text:style-name="P14"><text:span text:style-name="T38"><text:tab/><text:tab/></text:span><text:span text:style-name="T32">if</text:span><text:span text:style-name="T39"> </text:span><text:span text:style-name="T33">event.type==pygame.QUIT:</text:span></text:p>
      <text:p text:style-name="P14"><text:span text:style-name="T33"><text:tab/><text:tab/><text:tab/></text:span><text:span text:style-name="T34">game_over=</text:span><text:span text:style-name="T30">True</text:span></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5"><text:soft-page-break/><text:span text:style-name="T33">3. <text:s/>Tạo hình con rắn.</text:span></text:p>
      <text:p text:style-name="P15"><text:span text:style-name="T33">Mỗi khi có thay đổi thì hàm pygame.display.update() sẽ cập nhập lại giá trị.</text:span></text:p>
      <text:p text:style-name="P15"><text:span text:style-name="T33"/></text:p>
      <text:p text:style-name="P16"><text:bookmark text:name="docs-internal-guid-5533d710-7fff-cbe9-0b9c-cc2cbd304bca"/><text:span text:style-name="T21"><text:tab/></text:span><text:span text:style-name="T37">pygame.</text:span><text:span text:style-name="T16">init</text:span><text:span text:style-name="T21">()</text:span></text:p>
      <text:p text:style-name="P8"><text:span text:style-name="T11"><text:tab/>dis=pygame.display.</text:span><text:span text:style-name="T16">set_mode</text:span><text:span text:style-name="T21">((</text:span><text:span text:style-name="T25">400</text:span><text:span text:style-name="T11">,</text:span><text:span text:style-name="T25">300</text:span><text:span text:style-name="T21">))</text:span></text:p>
      <text:p text:style-name="P8"><text:span text:style-name="T11"><text:tab/>blue=</text:span><text:span text:style-name="T21">(</text:span><text:span text:style-name="T25">0</text:span><text:span text:style-name="T11">,</text:span><text:span text:style-name="T25">0</text:span><text:span text:style-name="T11">,</text:span><text:span text:style-name="T25">255</text:span><text:span text:style-name="T21">)</text:span></text:p>
      <text:p text:style-name="P8"><text:span text:style-name="T11"><text:tab/>game_over=</text:span><text:span text:style-name="T29">False</text:span></text:p>
      <text:p text:style-name="P8"><text:span text:style-name="T13"><text:tab/>while</text:span><text:span text:style-name="T5"> </text:span><text:span text:style-name="T31">not</text:span><text:span text:style-name="T5"> </text:span><text:span text:style-name="T11">game_over:</text:span></text:p>
      <text:p text:style-name="P8"><text:span text:style-name="T13"><text:tab/>for</text:span><text:span text:style-name="T5"> </text:span><text:span text:style-name="T11">event </text:span><text:span text:style-name="T13">in</text:span><text:span text:style-name="T5"> </text:span><text:span text:style-name="T11">pygame.event.</text:span><text:span text:style-name="T16">get</text:span><text:span text:style-name="T21">()</text:span><text:span text:style-name="T11">:</text:span></text:p>
      <text:p text:style-name="P8"><text:span text:style-name="T13"><text:tab/>if</text:span><text:span text:style-name="T5"> </text:span><text:span text:style-name="T11">event.type==pygame.QUIT:</text:span></text:p>
      <text:p text:style-name="P8"><text:span text:style-name="T11"><text:tab/>game_over=</text:span><text:span text:style-name="T29">True</text:span></text:p>
      <text:p text:style-name="P8"><text:span text:style-name="T11"><text:tab/>pygame.draw.</text:span><text:span text:style-name="T16">rect</text:span><text:span text:style-name="T21">(</text:span><text:span text:style-name="T11">dis,blue,</text:span><text:span text:style-name="T21">[</text:span><text:span text:style-name="T25">200</text:span><text:span text:style-name="T11">,</text:span><text:span text:style-name="T25">150</text:span><text:span text:style-name="T11">,</text:span><text:span text:style-name="T25">10</text:span><text:span text:style-name="T11">,</text:span><text:span text:style-name="T25">10</text:span><text:span text:style-name="T21">])</text:span><text:span text:style-name="T11">#con rắn</text:span></text:p>
      <text:p text:style-name="P8"><text:span text:style-name="T11"><text:tab/>pygame.display.</text:span><text:span text:style-name="T16">update</text:span><text:span text:style-name="T21">()</text:span></text:p>
      <text:p text:style-name="P8"><text:span text:style-name="T11"><text:tab/>pygame.</text:span><text:span text:style-name="T16">quit</text:span><text:span text:style-name="T21">()</text:span></text:p>
      <text:p text:style-name="P9"><text:span text:style-name="T15"><text:tab/>quit</text:span><text:span text:style-name="T20">()</text:span></text:p>
      <text:p text:style-name="P8"><text:span text:style-name="T21"/></text:p>
      <text:p text:style-name="P10"><text:span text:style-name="T36">4. Di chuyển con rắn</text:span></text:p>
      <text:p text:style-name="P10"><text:span text:style-name="T36"/></text:p>
      <text:p text:style-name="P11"><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Quicksand" svg:font-family="Quicksand"/>
    <style:font-face style:name="Source Code Pro" svg:font-family="'Source Code Pro', 'Liberation Mono', 'Courier New', Courier, monospace"/>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4T15:52:09.686812138</meta:creation-date>
    <dc:date>2020-07-04T18:28:59.913221104</dc:date>
    <meta:editing-duration>PT1H14M26S</meta:editing-duration>
    <meta:editing-cycles>1</meta:editing-cycles>
    <meta:document-statistic meta:table-count="0" meta:image-count="0" meta:object-count="0" meta:page-count="3" meta:paragraph-count="48" meta:word-count="565" meta:character-count="2882" meta:non-whitespace-character-count="2315"/>
    <meta:generator>LibreOffice/6.2.8.2$Linux_X86_64 LibreOffice_project/20$Build-2</meta:generator>
  </office:meta>
</office:document-meta>
</file>